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98.04mm"/>
    </style:style>
    <style:style style:name="co2" style:family="table-column">
      <style:table-column-properties fo:break-before="auto" style:column-width="19.5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9.23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3.53mm"/>
      <style:text-properties style:font-name="Times New Roma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Times New Roman"/>
    </style:style>
    <style:style style:name="ce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_task" table:style-name="ta1">
        <table:table-column table:style-name="co1" table:default-cell-style-name="ce3"/>
        <table:table-column table:style-name="co2" table:default-cell-style-name="ce7"/>
        <table:table-row table:style-name="ro1">
          <table:table-cell table:style-name="ce1" office:value-type="string" calcext:value-type="string">
            <text:p>Planification des tâches</text:p>
          </table:table-cell>
          <table:table-cell table:style-name="ce5" office:value-type="string" calcext:value-type="string">
            <text:p>Temps estimé (h)</text:p>
          </table:table-cell>
        </table:table-row>
        <table:table-row table:style-name="ro2">
          <table:table-cell table:style-name="ce2" office:value-type="string" calcext:value-type="string">
            <text:p>Documentation</text:p>
          </table:table-cell>
          <table:table-cell table:style-name="ce6" table:formula="of:=SUM([plan_task.B3:.B5])"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Rédaction du rapport d'étap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édaction du rapport technique final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Préparation de la présentation orale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" office:value-type="string" calcext:value-type="string">
            <text:p>Fabrication du circuit électronique (prototype)</text:p>
          </table:table-cell>
          <table:table-cell table:style-name="ce6" table:formula="of:=SUM([plan_task.B7:.B12])"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Sélection du microcontrolleur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ception du circui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pprovisionnement des composante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ssemblage du circui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st de la programmation du microprogramme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Sanity check du circuit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Conception logiciel</text:p>
          </table:table-cell>
          <table:table-cell table:style-name="ce6" table:formula="of:=SUM([plan_task.B14:.B18])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Implémentation du pilote HID sur le microcontrolleur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mplémentation du protocole USB virtuel sur le microcontrolleur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Implémentation des requis fonctionnels du système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string" calcext:value-type="string">
            <text:p>Implémentation des requis de sécurité du systèm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Implémentation de l'application usager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ce2" office:value-type="string" calcext:value-type="string">
            <text:p>Test du logiciel</text:p>
          </table:table-cell>
          <table:table-cell table:style-name="ce6" table:formula="of:=SUM([plan_task.B20:.B26])" office:value-type="float" office:value="44" calcext:value-type="float">
            <text:p>44</text:p>
          </table:table-cell>
        </table:table-row>
        <table:table-row table:style-name="ro3">
          <table:table-cell office:value-type="string" calcext:value-type="string">
            <text:p>Test des communications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Test du protocol USB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Test du pilote HID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Test des requis fonctionnels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Test des requis de sécurité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st de l'application usag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Test de performanc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Fabriquation du prototype final</text:p>
          </table:table-cell>
          <table:table-cell table:style-name="ce6" table:formula="of:=SUM([plan_task.B28:.B33])" office:value-type="float" office:value="29" calcext:value-type="float">
            <text:p>29</text:p>
          </table:table-cell>
        </table:table-row>
        <table:table-row table:style-name="ro3">
          <table:table-cell office:value-type="string" calcext:value-type="string">
            <text:p>Conception du PCB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Révision du PCB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pprovisionnement des composante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abrication du PCB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ssemblage PCB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st PCB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4" table:formula="of:=[plan_task.B2]+[plan_task.B6]+[plan_task.B13]+[plan_task.B19]+[plan_task.B27]" office:value-type="float" office:value="179" calcext:value-type="float">
            <text:p>179</text:p>
          </table:table-cell>
        </table:table-row>
      </table:table>
      <table:table table:name="costs" table:style-name="ta1">
        <table:table-column table:style-name="co4" table:default-cell-style-name="ce8"/>
        <table:table-column table:style-name="co3" table:default-cell-style-name="ce9"/>
        <table:table-row table:style-name="ro4">
          <table:table-cell table:style-name="ce1" office:value-type="string" calcext:value-type="string">
            <text:p>Matériel</text:p>
          </table:table-cell>
          <table:table-cell table:style-name="ce5" office:value-type="string" calcext:value-type="string">
            <text:p>Coût estimé </text:p>
          </table:table-cell>
        </table:table-row>
        <table:table-row table:style-name="ro3">
          <table:table-cell office:value-type="string" calcext:value-type="string">
            <text:p>Carte de développement</text:p>
          </table:table-cell>
          <table:table-cell office:value-type="currency" office:currency="CAD" office:value="10" calcext:value-type="currency">
            <text:p>$10.00</text:p>
          </table:table-cell>
        </table:table-row>
        <table:table-row table:style-name="ro3">
          <table:table-cell office:value-type="string" calcext:value-type="string">
            <text:p>Composantes électroniques</text:p>
          </table:table-cell>
          <table:table-cell office:value-type="currency" office:currency="CAD" office:value="60" calcext:value-type="currency">
            <text:p>$60.00</text:p>
          </table:table-cell>
        </table:table-row>
        <table:table-row table:style-name="ro3">
          <table:table-cell office:value-type="string" calcext:value-type="string">
            <text:p>Outils de débogage</text:p>
          </table:table-cell>
          <table:table-cell office:value-type="currency" office:currency="CAD" office:value="30" calcext:value-type="currency">
            <text:p>$30.00</text:p>
          </table:table-cell>
        </table:table-row>
        <table:table-row table:style-name="ro3">
          <table:table-cell office:value-type="string" calcext:value-type="string">
            <text:p>Services de fabrication PCB</text:p>
          </table:table-cell>
          <table:table-cell office:value-type="currency" office:currency="CAD" office:value="80" calcext:value-type="currency">
            <text:p>$80.00</text:p>
          </table:table-cell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10" table:formula="of:=SUM([costs.B2:.B5])" office:value-type="currency" office:currency="CAD" office:value="180" calcext:value-type="currency">
            <text:p>$180.00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CA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00-00-00</text:date>, <text:time style:data-style-name="N2" text:time-value="16:35:39.938157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u Jora</meta:initial-creator>
    <meta:creation-date>2016-01-11T17:35:46.972613659</meta:creation-date>
    <dc:date>2016-01-12T17:01:59.878020607</dc:date>
    <dc:creator>Alexandru Jora</dc:creator>
    <meta:editing-duration>PT36M</meta:editing-duration>
    <meta:editing-cycles>5</meta:editing-cycles>
    <meta:generator>LibreOffice/5.0.4.2$Linux_X86_64 LibreOffice_project/00m0$Build-2</meta:generator>
    <meta:document-statistic meta:table-count="3" meta:cell-count="80" meta:object-count="0"/>
  </office:meta>
</office:document-meta>
</file>